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460.09mm" svg:height="288.73mm" svg:x="3.85mm" svg:y="58.43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urácia</text:p>
          </table:table-cell>
          <table:table-cell/>
          <table:table-cell table:style-name="Default"/>
        </table:table-row>
        <table:table-row table:style-name="ro1">
          <table:table-cell office:value-type="float" office:value="98.98" calcext:value-type="float">
            <text:p>98,98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-07 à 0,7</text:p>
          </table:table-cell>
        </table:table-row>
        <table:table-row table:style-name="ro1">
          <table:table-cell office:value-type="float" office:value="98.68" calcext:value-type="float">
            <text:p>98,68</text:p>
          </table:table-cell>
          <table:table-cell office:value-type="float" office:value="26.29" calcext:value-type="float">
            <text:p>26,29</text:p>
          </table:table-cell>
          <table:table-cell office:value-type="string" calcext:value-type="string">
            <text:p>-07 à 0,8</text:p>
          </table:table-cell>
        </table:table-row>
        <table:table-row table:style-name="ro1">
          <table:table-cell office:value-type="float" office:value="98.61" calcext:value-type="float">
            <text:p>98,61</text:p>
          </table:table-cell>
          <table:table-cell office:value-type="float" office:value="24.23" calcext:value-type="float">
            <text:p>24,23</text:p>
          </table:table-cell>
          <table:table-cell office:value-type="string" calcext:value-type="string">
            <text:p>-07 à 0,9</text:p>
          </table:table-cell>
        </table:table-row>
        <table:table-row table:style-name="ro1">
          <table:table-cell office:value-type="float" office:value="99.27" calcext:value-type="float">
            <text:p>99,27</text:p>
          </table:table-cell>
          <table:table-cell office:value-type="float" office:value="41.68" calcext:value-type="float">
            <text:p>41,68</text:p>
          </table:table-cell>
          <table:table-cell table:style-name="Default" office:value-type="string" calcext:value-type="string">
            <text:p>-08 à 0,7</text:p>
          </table:table-cell>
        </table:table-row>
        <table:table-row table:style-name="ro1">
          <table:table-cell office:value-type="float" office:value="98.93" calcext:value-type="float">
            <text:p>98,93</text:p>
          </table:table-cell>
          <table:table-cell office:value-type="float" office:value="29.17" calcext:value-type="float">
            <text:p>29,17</text:p>
          </table:table-cell>
          <table:table-cell office:value-type="string" calcext:value-type="string">
            <text:p>-08 à 0,8</text:p>
          </table:table-cell>
        </table:table-row>
        <table:table-row table:style-name="ro1">
          <table:table-cell office:value-type="float" office:value="99.06" calcext:value-type="float">
            <text:p>99,06</text:p>
          </table:table-cell>
          <table:table-cell office:value-type="float" office:value="26.1" calcext:value-type="float">
            <text:p>26,1</text:p>
          </table:table-cell>
          <table:table-cell office:value-type="string" calcext:value-type="string">
            <text:p>-08 à 0,9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55.62" calcext:value-type="float">
            <text:p>55,62</text:p>
          </table:table-cell>
          <table:table-cell table:style-name="Default" office:value-type="string" calcext:value-type="string">
            <text:p>-09 à 0,7</text:p>
          </table:table-cell>
        </table:table-row>
        <table:table-row table:style-name="ro1">
          <table:table-cell office:value-type="float" office:value="99.42" calcext:value-type="float">
            <text:p>99,42</text:p>
          </table:table-cell>
          <table:table-cell office:value-type="float" office:value="41.04" calcext:value-type="float">
            <text:p>41,04</text:p>
          </table:table-cell>
          <table:table-cell office:value-type="string" calcext:value-type="string">
            <text:p>-09 à 0,8</text:p>
          </table:table-cell>
        </table:table-row>
        <table:table-row table:style-name="ro1">
          <table:table-cell office:value-type="float" office:value="99.69" calcext:value-type="float">
            <text:p>99,69</text:p>
          </table:table-cell>
          <table:table-cell office:value-type="float" office:value="54.78" calcext:value-type="float">
            <text:p>54,78</text:p>
          </table:table-cell>
          <table:table-cell office:value-type="string" calcext:value-type="string">
            <text:p>-09 à 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2:54:55.6865516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0:48:03.631304710</meta:creation-date>
    <dc:date>2018-01-02T23:06:48.537467092</dc:date>
    <meta:editing-duration>PT14M36S</meta:editing-duration>
    <meta:editing-cycles>5</meta:editing-cycles>
    <meta:generator>LibreOffice/5.1.6.2$Linux_X86_64 LibreOffice_project/1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01cm" svg:height="28.874cm" xlink:href="." xlink:type="simple" chart:class="chart:bar" chart:style-name="ch1">
        <chart:legend svg:x="5.016cm" svg:y="20.964cm" style:legend-expansion="custom" chartooo:width="21.706cm" chartooo:height="1.412cm" style:legend-expansion-aspect-ratio="15.3725212464589" chart:style-name="ch2"/>
        <chart:plot-area chart:style-name="ch3" chart:data-source-has-labels="both" svg:x="0.58cm" svg:y="0.567cm" svg:width="29.684cm" svg:height="19.927cm">
          <chartooo:coordinate-region svg:x="1.704cm" svg:y="0.846cm" svg:width="27.435cm" svg:height="18.842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9" chart:values-cell-range-address="local-table.$C$2:.$C$10" chart:label-cell-address="local-table.$C$1" chart:class="chart:bar">
            <chart:data-point chart:repeated="7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</table:table-cell>
              <table:table-cell office:value-type="string">
                <text:p>Necessária segunda classificação</text:p>
              </table:table-cell>
            </table:table-row>
          </table:table-header-rows>
          <table:table-rows>
            <table:table-row>
              <table:table-cell office:value-type="string">
                <text:p>-07 à 0,7</text:p>
              </table:table-cell>
              <table:table-cell office:value-type="float" office:value="98.98">
                <text:p>98.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-07 à 0,8</text:p>
              </table:table-cell>
              <table:table-cell office:value-type="float" office:value="98.68">
                <text:p>98.68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-07 à 0,9</text:p>
              </table:table-cell>
              <table:table-cell office:value-type="float" office:value="98.61">
                <text:p>98.61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-08 à 0,7</text:p>
              </table:table-cell>
              <table:table-cell office:value-type="float" office:value="99.27">
                <text:p>99.27</text:p>
              </table:table-cell>
              <table:table-cell office:value-type="float" office:value="41.68">
                <text:p>41.68</text:p>
              </table:table-cell>
            </table:table-row>
            <table:table-row>
              <table:table-cell office:value-type="string">
                <text:p>-08 à 0,8</text:p>
              </table:table-cell>
              <table:table-cell office:value-type="float" office:value="98.93">
                <text:p>98.93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string">
                <text:p>-08 à 0,9</text:p>
              </table:table-cell>
              <table:table-cell office:value-type="float" office:value="99.06">
                <text:p>99.0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-09 à 0,7</text:p>
              </table:table-cell>
              <table:table-cell office:value-type="float" office:value="99.5">
                <text:p>99.5</text:p>
              </table:table-cell>
              <table:table-cell office:value-type="float" office:value="55.62">
                <text:p>55.62</text:p>
              </table:table-cell>
            </table:table-row>
            <table:table-row>
              <table:table-cell office:value-type="string">
                <text:p>-09 à 0,8</text:p>
              </table:table-cell>
              <table:table-cell office:value-type="float" office:value="99.42">
                <text:p>99.42</text:p>
              </table:table-cell>
              <table:table-cell office:value-type="float" office:value="41.04">
                <text:p>41.04</text:p>
              </table:table-cell>
            </table:table-row>
            <table:table-row>
              <table:table-cell office:value-type="string">
                <text:p>-09 à 0,9</text:p>
              </table:table-cell>
              <table:table-cell office:value-type="float" office:value="99.69">
                <text:p>99.69</text:p>
              </table:table-cell>
              <table:table-cell office:value-type="float" office:value="54.78">
                <text:p>54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